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2fe1" officeooo:paragraph-rsid="00092fe1"/>
    </style:style>
    <style:style style:name="P2" style:family="paragraph" style:parent-style-name="Standard">
      <style:text-properties officeooo:rsid="000b8b6e" officeooo:paragraph-rsid="000b8b6e"/>
    </style:style>
    <style:style style:name="P3" style:family="paragraph" style:parent-style-name="Standard">
      <style:text-properties officeooo:rsid="00092fe1" officeooo:paragraph-rsid="00092fe1"/>
    </style:style>
    <style:style style:name="P4" style:family="paragraph" style:parent-style-name="Standard">
      <style:text-properties officeooo:rsid="000d9ac0" officeooo:paragraph-rsid="000d9ac0"/>
    </style:style>
    <style:style style:name="P5" style:family="paragraph" style:parent-style-name="Standard">
      <style:text-properties officeooo:rsid="000dfa17" officeooo:paragraph-rsid="000dfa17"/>
    </style:style>
    <style:style style:name="P6" style:family="paragraph" style:parent-style-name="Standard">
      <style:text-properties officeooo:rsid="00190af7" officeooo:paragraph-rsid="00190af7"/>
    </style:style>
    <style:style style:name="P7" style:family="paragraph" style:parent-style-name="Standard">
      <style:text-properties officeooo:rsid="00191bf5" officeooo:paragraph-rsid="00191bf5"/>
    </style:style>
    <style:style style:name="T1" style:family="text">
      <style:text-properties officeooo:rsid="00095a16"/>
    </style:style>
    <style:style style:name="T2" style:family="text">
      <style:text-properties officeooo:rsid="000c7c4c"/>
    </style:style>
    <style:style style:name="T3" style:family="text">
      <style:text-properties officeooo:rsid="000e33e1"/>
    </style:style>
    <style:style style:name="T4" style:family="text">
      <style:text-properties officeooo:rsid="000eaad7"/>
    </style:style>
    <style:style style:name="T5" style:family="text">
      <style:text-properties officeooo:rsid="000fa3a5"/>
    </style:style>
    <style:style style:name="T6" style:family="text">
      <style:text-properties officeooo:rsid="0010fc71"/>
    </style:style>
    <style:style style:name="T7" style:family="text">
      <style:text-properties officeooo:rsid="00118a94"/>
    </style:style>
    <style:style style:name="T8" style:family="text">
      <style:text-properties officeooo:rsid="0012459b"/>
    </style:style>
    <style:style style:name="T9" style:family="text">
      <style:text-properties officeooo:rsid="00125088"/>
    </style:style>
    <style:style style:name="T10" style:family="text">
      <style:text-properties officeooo:rsid="0012de32"/>
    </style:style>
    <style:style style:name="T11" style:family="text">
      <style:text-properties officeooo:rsid="00143a08"/>
    </style:style>
    <style:style style:name="T12" style:family="text">
      <style:text-properties officeooo:rsid="00166908"/>
    </style:style>
    <style:style style:name="T13" style:family="text">
      <style:text-properties officeooo:rsid="001e3423"/>
    </style:style>
    <style:style style:name="T14" style:family="text">
      <style:text-properties officeooo:rsid="001f9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. 1.:</text:p>
      <text:p text:style-name="P1"/>
      <text:p text:style-name="P1">współczynnik prawidłowej rozpoznawalności: 97.9%</text:p>
      <text:p text:style-name="P1"/>
      <text:p text:style-name="P1">zad. 2.:</text:p>
      <text:p text:style-name="P1"/>
      <text:p text:style-name="P1">współczynnik prawidłowej rozpoznawalności: 70%</text:p>
      <text:p text:style-name="P1"/>
      <text:p text:style-name="P4"><text:span text:style-name="T14">P</text:span>rawdopodobną przyczyną błędów <text:span text:style-name="T6">jest brak ustandaryzowania cyfr własnych z bazą MNISTu </text:span><text:span text:style-name="T12">oraz inny styl pisma</text:span><text:span text:style-name="T6">.</text:span></text:p>
      <text:p text:style-name="P1"/>
      <text:p text:style-name="P1">zad. 3.:</text:p>
      <text:p text:style-name="P1"/>
      <text:p text:style-name="P6">liczba epok: 1000</text:p>
      <text:p text:style-name="P1"/>
      <text:p text:style-name="P1">ReLU:</text:p>
      <text:p text:style-name="P1"/>
      <text:p text:style-name="P5">współczynnik <text:span text:style-name="T13">uczenia</text:span>: 0.0005</text:p>
      <text:p text:style-name="P1">nieznormalizowane: <text:span text:style-name="T10">60-</text:span>70%</text:p>
      <text:p text:style-name="P1">L1: <text:span text:style-name="T10">60-</text:span>6<text:span text:style-name="T10">8</text:span>%</text:p>
      <text:p text:style-name="P1">L2: <text:span text:style-name="T11">56-</text:span>60%</text:p>
      <text:p text:style-name="P1"/>
      <text:p text:style-name="P1">sigmoid:</text:p>
      <text:p text:style-name="P1"/>
      <text:p text:style-name="P5">współczynnik <text:span text:style-name="T13">uczenia</text:span>: 0.001</text:p>
      <text:p text:style-name="P1">nieznormalizowane: <text:span text:style-name="T8">70-</text:span>7<text:span text:style-name="T7">8</text:span>%</text:p>
      <text:p text:style-name="P1">L1: <text:span text:style-name="T8">60-</text:span><text:span text:style-name="T1">70</text:span>%</text:p>
      <text:p text:style-name="P1">L2: <text:span text:style-name="T9">50-</text:span><text:span text:style-name="T1">56</text:span>%</text:p>
      <text:p text:style-name="P1"/>
      <text:p text:style-name="P7">Zmniejszenie liczby epok do 100 dla funkcji ReLU sprawia, że sieć odpowiada blisko zera dla wszyskich danych wejściowych. Dla funkcji sigmoidalnej współczynnik prawidłowej rozpoznawalności spada o ~5pp.</text:p>
      <text:p text:style-name="P1"/>
      <text:p text:style-name="P2"><text:span text:style-name="T2">Z</text:span>większenie lub zmniejszenie współczynnika uczenia <text:span text:style-name="T3">szybko sprawia</text:span>, że sieć się nie uczy i wszystkie wyjścia są bliskie 0 lub bliskie 1 <text:span text:style-name="T4">(w zależności od tego, czy współczynnik jest zwiększany czy zmniejszany</text:span><text:span text:style-name="T5">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49:11.619592328</meta:creation-date>
    <dc:date>2023-05-30T11:36:36.394546440</dc:date>
    <meta:editing-duration>PT21M30S</meta:editing-duration>
    <meta:editing-cycles>21</meta:editing-cycles>
    <meta:generator>LibreOffice/7.5.2.2$Linux_X86_64 LibreOffice_project/50$Build-2</meta:generator>
    <meta:document-statistic meta:table-count="0" meta:image-count="0" meta:object-count="0" meta:page-count="1" meta:paragraph-count="19" meta:word-count="110" meta:character-count="810" meta:non-whitespace-character-count="719"/>
  </office:meta>
</office:document-meta>
</file>